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2.6335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2.0508in"/>
    </style:style>
    <style:style style:name="co6" style:family="table-column">
      <style:table-column-properties fo:break-before="auto" style:column-width="2.7555in"/>
    </style:style>
    <style:style style:name="co8" style:family="table-column">
      <style:table-column-properties fo:break-before="auto" style:column-width="0.7055in"/>
    </style:style>
    <style:style style:name="ro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8" table:number-columns-repeated="1019" table:default-cell-style-name="ce2"/>
        <table:table-row table:style-name="ro2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Work Summary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std. Time(hours/days)</text:p>
          </table:table-cell>
          <table:table-cell table:style-name="ce3" office:value-type="string" calcext:value-type="string">
            <text:p>Status(Complete/Not started/In Progress)</text:p>
          </table:table-cell>
          <table:table-cell table:style-name="ce1" table:number-columns-repeated="1019"/>
        </table:table-row>
        <table:table-row table:style-name="ro3">
          <table:table-cell/>
          <table:table-cell table:style-name="ce4" office:value-type="string" calcext:value-type="string">
            <text:p>Registration/Verification page form refinement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 calcext:value-type="string">
            <text:p>SSO module spruce up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Mail Body refinement </text:p>
          </table:table-cell>
          <table:table-cell table:style-name="ce7" office:value-type="string" calcext:value-type="string">
            <text:p>Verification mail to be enhanced with proper look and feel.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string" calcext:value-type="string">
            <text:p>Welcome mail need to be added tied to a cron job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 calcext:value-type="string">
            <text:p>cc mail of registration mail to admin account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New Home page Site design </text:p>
          </table:table-cell>
          <table:table-cell table:style-name="ce5" office:value-type="string" calcext:value-type="string">
            <text:p>New Layout changes.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5" office:value-type="string" calcext:value-type="string">
            <text:p>Widget implementation to display sample SVG. 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5" office:value-type="string" calcext:value-type="string">
            <text:p>New Sign-up and Sign in forms. 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aptcha suppor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Page Loading optimization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Adding Resending Mail if not received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tart Workng on SRS of Gallery app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.htacces documents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0000-00-00T13:02:03.8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</meta:initial-creator>
    <meta:creation-date>2016-08-04T12:15:36</meta:creation-date>
    <dc:date>2016-08-16T13:02:17.906000000</dc:date>
    <meta:generator>LibreOffice/4.1.6.2$Windows_x86 LibreOffice_project/40ff705089295be5be0aae9b15123f687c05b0a</meta:generator>
    <meta:editing-duration>P0D</meta:editing-duration>
    <meta:editing-cycles>4</meta:editing-cycles>
    <meta:document-statistic meta:table-count="3" meta:cell-count="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